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0-06" calcext:value-type="date">
            <text:p>06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1-05" calcext:value-type="date">
            <text:p>05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2-08" calcext:value-type="date">
            <text:p>08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6-01-07" calcext:value-type="date">
            <text:p>07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7])" office:value-type="float" office:value="0" calcext:value-type="float">
            <text:p>-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8:48.789303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08:48.791285900">00:00:00</text:time></text:span><text:span text:style-name="MT2"><text:time style:data-style-name="N2" text:time-value="16:08:48.791327800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20">00/00/0000</text:date><text:s/>- <text:time style:data-style-name="N2" text:time-value="16:08:48.796681100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00-10-16T12:57:25</meta:creation-date>
    <dc:date>2026-01-20T16:09:14.535323600</dc:date>
    <meta:print-date>2020-10-05T15:55:44.962000000</meta:print-date>
    <dc:language>pt-PT</dc:language>
    <meta:editing-cycles>709</meta:editing-cycles>
    <meta:editing-duration>PT10H14M17S</meta:editing-duration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